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601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0.50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5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end" fo:margin-left="0cm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0"/>
    <style:style style:name="ce9" style:family="table-cell" style:parent-style-name="Default">
      <style:table-cell-properties fo:border-bottom="0.06pt solid #000000" fo:background-color="#d4ea6b" style:text-align-source="fix" style:repeat-content="false" fo:wrap-option="wrap" fo:border-left="none" fo:border-right="none" fo:border-top="none" style:vertical-align="top"/>
      <style:paragraph-properties fo:text-align="end" fo:margin-left="0cm"/>
    </style:style>
    <style:style style:name="ce10" style:family="table-cell" style:parent-style-name="Default" style:data-style-name="N11">
      <style:table-cell-properties fo:background-color="#d4ea6b"/>
    </style:style>
    <style:style style:name="ce11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 style:data-style-name="N112">
      <style:table-cell-properties style:text-align-source="fix" style:repeat-content="false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 &quot;;&quot;✓&quot;)" table:allow-empty-cell="true" table:display-list="unsorted" table:base-cell-address="Sheet1.W4">
          <table:error-message table:message-type="stop" table:display="true"/>
        </table:content-validation>
        <table:content-validation table:name="val2" table:condition="of:cell-content-is-in-list(&quot;1d4&quot;;&quot;1d6&quot;;&quot;1d8&quot;;&quot;1d10&quot;)" table:allow-empty-cell="true" table:display-list="unsorted" table:base-cell-address="Sheet1.Z5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6"/>
        <table:table-column table:style-name="co2" table:default-cell-style-name="ce10"/>
        <table:table-column table:style-name="co2" table:default-cell-style-name="ce6"/>
        <table:table-column table:style-name="co2" table:default-cell-style-name="ce10"/>
        <table:table-column table:style-name="co2" table:default-cell-style-name="ce6"/>
        <table:table-column table:style-name="co2" table:default-cell-style-name="ce10"/>
        <table:table-column table:style-name="co2" table:number-columns-repeated="14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Base Checks</text:p>
          </table:table-cell>
          <table:covered-table-cell table:number-columns-repeated="20" table:style-name="Default"/>
          <table:table-cell/>
          <table:table-cell table:style-name="ce15" office:value-type="string" calcext:value-type="string" table:number-columns-spanned="4" table:number-rows-spanned="2">
            <text:p>Modifiers</text:p>
          </table:table-cell>
          <table:covered-table-cell table:number-columns-repeated="3"/>
        </table:table-row>
        <table:table-row table:style-name="ro2">
          <table:table-cell table:style-name="Default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2</text:p>
            <text:p>(Trivial)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4</text:p>
            <text:p>(Easy)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6</text:p>
            <text:p>(Medium)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8</text:p>
            <text:p>(Hard)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10</text:p>
            <text:p>(Arduous)</text:p>
          </table:table-cell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12</text:p>
            <text:p>(Herculean)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/>
          <table:covered-table-cell table:style-name="ce1"/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CCESS_CHANCE([.B$2]; IF([.$W$3]=&quot;✓&quot;; 1; 0); IF([.$W$5]=&quot;✓&quot;; [.$Z$5]; 0)) ^ [.$A3]" office:value-type="percentage" office:value="0.95" calcext:value-type="percentage">
            <text:p>95.00%</text:p>
          </table:table-cell>
          <table:table-cell table:formula="of:=SUCCESS_CHANCE([.C$2]; IF([.$W$3]=&quot;✓&quot;; 1; 0); IF([.$W$5]=&quot;✓&quot;; [.$Z$5]; 0)) ^ [.$A3]" office:value-type="percentage" office:value="0.95" calcext:value-type="percentage">
            <text:p>95.00%</text:p>
          </table:table-cell>
          <table:table-cell table:formula="of:=SUCCESS_CHANCE([.D$2]; IF([.$W$3]=&quot;✓&quot;; 1; 0); IF([.$W$5]=&quot;✓&quot;; [.$Z$5]; 0)) ^ [.$A3]" office:value-type="percentage" office:value="0.9" calcext:value-type="percentage">
            <text:p>90.00%</text:p>
          </table:table-cell>
          <table:table-cell table:formula="of:=SUCCESS_CHANCE([.E$2]; IF([.$W$3]=&quot;✓&quot;; 1; 0); IF([.$W$5]=&quot;✓&quot;; [.$Z$5]; 0)) ^ [.$A3]" office:value-type="percentage" office:value="0.85" calcext:value-type="percentage">
            <text:p>85.00%</text:p>
          </table:table-cell>
          <table:table-cell table:formula="of:=SUCCESS_CHANCE([.F$2]; IF([.$W$3]=&quot;✓&quot;; 1; 0); IF([.$W$5]=&quot;✓&quot;; [.$Z$5]; 0)) ^ [.$A3]" office:value-type="percentage" office:value="0.8" calcext:value-type="percentage">
            <text:p>80.00%</text:p>
          </table:table-cell>
          <table:table-cell table:formula="of:=SUCCESS_CHANCE([.G$2]; IF([.$W$3]=&quot;✓&quot;; 1; 0); IF([.$W$5]=&quot;✓&quot;; [.$Z$5]; 0)) ^ [.$A3]" office:value-type="percentage" office:value="0.75" calcext:value-type="percentage">
            <text:p>75.00%</text:p>
          </table:table-cell>
          <table:table-cell table:formula="of:=SUCCESS_CHANCE([.H$2]; IF([.$W$3]=&quot;✓&quot;; 1; 0); IF([.$W$5]=&quot;✓&quot;; [.$Z$5]; 0)) ^ [.$A3]" office:value-type="percentage" office:value="0.7" calcext:value-type="percentage">
            <text:p>70.00%</text:p>
          </table:table-cell>
          <table:table-cell table:style-name="ce10" table:formula="of:=SUCCESS_CHANCE([.I$2]; IF([.$W$3]=&quot;✓&quot;; 1; 0); IF([.$W$5]=&quot;✓&quot;; [.$Z$5]; 0)) ^ [.$A3]" office:value-type="percentage" office:value="0.65" calcext:value-type="percentage">
            <text:p>65.00%</text:p>
          </table:table-cell>
          <table:table-cell table:formula="of:=SUCCESS_CHANCE([.J$2]; IF([.$W$3]=&quot;✓&quot;; 1; 0); IF([.$W$5]=&quot;✓&quot;; [.$Z$5]; 0)) ^ [.$A3]" office:value-type="percentage" office:value="0.6" calcext:value-type="percentage">
            <text:p>60.00%</text:p>
          </table:table-cell>
          <table:table-cell table:style-name="ce10" table:formula="of:=SUCCESS_CHANCE([.K$2]; IF([.$W$3]=&quot;✓&quot;; 1; 0); IF([.$W$5]=&quot;✓&quot;; [.$Z$5]; 0)) ^ [.$A3]" office:value-type="percentage" office:value="0.55" calcext:value-type="percentage">
            <text:p>55.00%</text:p>
          </table:table-cell>
          <table:table-cell table:formula="of:=SUCCESS_CHANCE([.L$2]; IF([.$W$3]=&quot;✓&quot;; 1; 0); IF([.$W$5]=&quot;✓&quot;; [.$Z$5]; 0)) ^ [.$A3]" office:value-type="percentage" office:value="0.5" calcext:value-type="percentage">
            <text:p>50.00%</text:p>
          </table:table-cell>
          <table:table-cell table:style-name="ce10" table:formula="of:=SUCCESS_CHANCE([.M$2]; IF([.$W$3]=&quot;✓&quot;; 1; 0); IF([.$W$5]=&quot;✓&quot;; [.$Z$5]; 0)) ^ [.$A3]" office:value-type="percentage" office:value="0.45" calcext:value-type="percentage">
            <text:p>45.00%</text:p>
          </table:table-cell>
          <table:table-cell table:formula="of:=SUCCESS_CHANCE([.N$2]; IF([.$W$3]=&quot;✓&quot;; 1; 0); IF([.$W$5]=&quot;✓&quot;; [.$Z$5]; 0)) ^ [.$A3]" office:value-type="percentage" office:value="0.4" calcext:value-type="percentage">
            <text:p>40.00%</text:p>
          </table:table-cell>
          <table:table-cell table:formula="of:=SUCCESS_CHANCE([.O$2]; IF([.$W$3]=&quot;✓&quot;; 1; 0); IF([.$W$5]=&quot;✓&quot;; [.$Z$5]; 0)) ^ [.$A3]" office:value-type="percentage" office:value="0.35" calcext:value-type="percentage">
            <text:p>35.00%</text:p>
          </table:table-cell>
          <table:table-cell table:formula="of:=SUCCESS_CHANCE([.P$2]; IF([.$W$3]=&quot;✓&quot;; 1; 0); IF([.$W$5]=&quot;✓&quot;; [.$Z$5]; 0)) ^ [.$A3]" office:value-type="percentage" office:value="0.3" calcext:value-type="percentage">
            <text:p>30.00%</text:p>
          </table:table-cell>
          <table:table-cell table:formula="of:=SUCCESS_CHANCE([.Q$2]; IF([.$W$3]=&quot;✓&quot;; 1; 0); IF([.$W$5]=&quot;✓&quot;; [.$Z$5]; 0)) ^ [.$A3]" office:value-type="percentage" office:value="0.25" calcext:value-type="percentage">
            <text:p>25.00%</text:p>
          </table:table-cell>
          <table:table-cell table:formula="of:=SUCCESS_CHANCE([.R$2]; IF([.$W$3]=&quot;✓&quot;; 1; 0); IF([.$W$5]=&quot;✓&quot;; [.$Z$5]; 0)) ^ [.$A3]" office:value-type="percentage" office:value="0.2" calcext:value-type="percentage">
            <text:p>20.00%</text:p>
          </table:table-cell>
          <table:table-cell table:formula="of:=SUCCESS_CHANCE([.S$2]; IF([.$W$3]=&quot;✓&quot;; 1; 0); IF([.$W$5]=&quot;✓&quot;; [.$Z$5]; 0)) ^ [.$A3]" office:value-type="percentage" office:value="0.15" calcext:value-type="percentage">
            <text:p>15.00%</text:p>
          </table:table-cell>
          <table:table-cell table:formula="of:=SUCCESS_CHANCE([.T$2]; IF([.$W$3]=&quot;✓&quot;; 1; 0); IF([.$W$5]=&quot;✓&quot;; [.$Z$5]; 0)) ^ [.$A3]" office:value-type="percentage" office:value="0.1" calcext:value-type="percentage">
            <text:p>10.00%</text:p>
          </table:table-cell>
          <table:table-cell table:formula="of:=SUCCESS_CHANCE([.U$2]; IF([.$W$3]=&quot;✓&quot;; 1; 0); IF([.$W$5]=&quot;✓&quot;; [.$Z$5]; 0)) ^ [.$A3]" office:value-type="percentage" office:value="0.05" calcext:value-type="percentage">
            <text:p>5.00%</text:p>
          </table:table-cell>
          <table:table-cell/>
          <table:table-cell table:style-name="ce16" table:content-validation-name="val1" office:value-type="string" calcext:value-type="string" table:number-columns-spanned="1" table:number-rows-spanned="2">
            <text:p><text:s/></text:p>
          </table:table-cell>
          <table:table-cell table:style-name="ce20" office:value-type="string" calcext:value-type="string" table:number-columns-spanned="3" table:number-rows-spanned="2">
            <text:p>Advantage</text:p>
          </table:table-cell>
          <table:covered-table-cell table:number-columns-repeated="2" table:style-name="ce2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UCCESS_CHANCE([.B$2]; IF([.$W$3]=&quot;✓&quot;; 1; 0); IF([.$W$5]=&quot;✓&quot;; [.$Z$5]; 0)) ^ [.$A4]" office:value-type="percentage" office:value="0.9025" calcext:value-type="percentage">
            <text:p>90.25%</text:p>
          </table:table-cell>
          <table:table-cell table:formula="of:=SUCCESS_CHANCE([.C$2]; IF([.$W$3]=&quot;✓&quot;; 1; 0); IF([.$W$5]=&quot;✓&quot;; [.$Z$5]; 0)) ^ [.$A4]" office:value-type="percentage" office:value="0.9025" calcext:value-type="percentage">
            <text:p>90.25%</text:p>
          </table:table-cell>
          <table:table-cell table:formula="of:=SUCCESS_CHANCE([.D$2]; IF([.$W$3]=&quot;✓&quot;; 1; 0); IF([.$W$5]=&quot;✓&quot;; [.$Z$5]; 0)) ^ [.$A4]" office:value-type="percentage" office:value="0.81" calcext:value-type="percentage">
            <text:p>81.00%</text:p>
          </table:table-cell>
          <table:table-cell table:formula="of:=SUCCESS_CHANCE([.E$2]; IF([.$W$3]=&quot;✓&quot;; 1; 0); IF([.$W$5]=&quot;✓&quot;; [.$Z$5]; 0)) ^ [.$A4]" office:value-type="percentage" office:value="0.7225" calcext:value-type="percentage">
            <text:p>72.25%</text:p>
          </table:table-cell>
          <table:table-cell table:formula="of:=SUCCESS_CHANCE([.F$2]; IF([.$W$3]=&quot;✓&quot;; 1; 0); IF([.$W$5]=&quot;✓&quot;; [.$Z$5]; 0)) ^ [.$A4]" office:value-type="percentage" office:value="0.64" calcext:value-type="percentage">
            <text:p>64.00%</text:p>
          </table:table-cell>
          <table:table-cell table:formula="of:=SUCCESS_CHANCE([.G$2]; IF([.$W$3]=&quot;✓&quot;; 1; 0); IF([.$W$5]=&quot;✓&quot;; [.$Z$5]; 0)) ^ [.$A4]" office:value-type="percentage" office:value="0.5625" calcext:value-type="percentage">
            <text:p>56.25%</text:p>
          </table:table-cell>
          <table:table-cell table:formula="of:=SUCCESS_CHANCE([.H$2]; IF([.$W$3]=&quot;✓&quot;; 1; 0); IF([.$W$5]=&quot;✓&quot;; [.$Z$5]; 0)) ^ [.$A4]" office:value-type="percentage" office:value="0.49" calcext:value-type="percentage">
            <text:p>49.00%</text:p>
          </table:table-cell>
          <table:table-cell table:style-name="ce10" table:formula="of:=SUCCESS_CHANCE([.I$2]; IF([.$W$3]=&quot;✓&quot;; 1; 0); IF([.$W$5]=&quot;✓&quot;; [.$Z$5]; 0)) ^ [.$A4]" office:value-type="percentage" office:value="0.4225" calcext:value-type="percentage">
            <text:p>42.25%</text:p>
          </table:table-cell>
          <table:table-cell table:formula="of:=SUCCESS_CHANCE([.J$2]; IF([.$W$3]=&quot;✓&quot;; 1; 0); IF([.$W$5]=&quot;✓&quot;; [.$Z$5]; 0)) ^ [.$A4]" office:value-type="percentage" office:value="0.36" calcext:value-type="percentage">
            <text:p>36.00%</text:p>
          </table:table-cell>
          <table:table-cell table:style-name="ce10" table:formula="of:=SUCCESS_CHANCE([.K$2]; IF([.$W$3]=&quot;✓&quot;; 1; 0); IF([.$W$5]=&quot;✓&quot;; [.$Z$5]; 0)) ^ [.$A4]" office:value-type="percentage" office:value="0.3025" calcext:value-type="percentage">
            <text:p>30.25%</text:p>
          </table:table-cell>
          <table:table-cell table:formula="of:=SUCCESS_CHANCE([.L$2]; IF([.$W$3]=&quot;✓&quot;; 1; 0); IF([.$W$5]=&quot;✓&quot;; [.$Z$5]; 0)) ^ [.$A4]" office:value-type="percentage" office:value="0.25" calcext:value-type="percentage">
            <text:p>25.00%</text:p>
          </table:table-cell>
          <table:table-cell table:style-name="ce10" table:formula="of:=SUCCESS_CHANCE([.M$2]; IF([.$W$3]=&quot;✓&quot;; 1; 0); IF([.$W$5]=&quot;✓&quot;; [.$Z$5]; 0)) ^ [.$A4]" office:value-type="percentage" office:value="0.2025" calcext:value-type="percentage">
            <text:p>20.25%</text:p>
          </table:table-cell>
          <table:table-cell table:formula="of:=SUCCESS_CHANCE([.N$2]; IF([.$W$3]=&quot;✓&quot;; 1; 0); IF([.$W$5]=&quot;✓&quot;; [.$Z$5]; 0)) ^ [.$A4]" office:value-type="percentage" office:value="0.16" calcext:value-type="percentage">
            <text:p>16.00%</text:p>
          </table:table-cell>
          <table:table-cell table:formula="of:=SUCCESS_CHANCE([.O$2]; IF([.$W$3]=&quot;✓&quot;; 1; 0); IF([.$W$5]=&quot;✓&quot;; [.$Z$5]; 0)) ^ [.$A4]" office:value-type="percentage" office:value="0.1225" calcext:value-type="percentage">
            <text:p>12.25%</text:p>
          </table:table-cell>
          <table:table-cell table:formula="of:=SUCCESS_CHANCE([.P$2]; IF([.$W$3]=&quot;✓&quot;; 1; 0); IF([.$W$5]=&quot;✓&quot;; [.$Z$5]; 0)) ^ [.$A4]" office:value-type="percentage" office:value="0.09" calcext:value-type="percentage">
            <text:p>9.00%</text:p>
          </table:table-cell>
          <table:table-cell table:formula="of:=SUCCESS_CHANCE([.Q$2]; IF([.$W$3]=&quot;✓&quot;; 1; 0); IF([.$W$5]=&quot;✓&quot;; [.$Z$5]; 0)) ^ [.$A4]" office:value-type="percentage" office:value="0.0625" calcext:value-type="percentage">
            <text:p>6.25%</text:p>
          </table:table-cell>
          <table:table-cell table:formula="of:=SUCCESS_CHANCE([.R$2]; IF([.$W$3]=&quot;✓&quot;; 1; 0); IF([.$W$5]=&quot;✓&quot;; [.$Z$5]; 0)) ^ [.$A4]" office:value-type="percentage" office:value="0.04" calcext:value-type="percentage">
            <text:p>4.00%</text:p>
          </table:table-cell>
          <table:table-cell table:formula="of:=SUCCESS_CHANCE([.S$2]; IF([.$W$3]=&quot;✓&quot;; 1; 0); IF([.$W$5]=&quot;✓&quot;; [.$Z$5]; 0)) ^ [.$A4]" office:value-type="percentage" office:value="0.0225" calcext:value-type="percentage">
            <text:p>2.25%</text:p>
          </table:table-cell>
          <table:table-cell table:formula="of:=SUCCESS_CHANCE([.T$2]; IF([.$W$3]=&quot;✓&quot;; 1; 0); IF([.$W$5]=&quot;✓&quot;; [.$Z$5]; 0)) ^ [.$A4]" office:value-type="percentage" office:value="0.01" calcext:value-type="percentage">
            <text:p>1.00%</text:p>
          </table:table-cell>
          <table:table-cell table:formula="of:=SUCCESS_CHANCE([.U$2]; IF([.$W$3]=&quot;✓&quot;; 1; 0); IF([.$W$5]=&quot;✓&quot;; [.$Z$5]; 0)) ^ [.$A4]" office:value-type="percentage" office:value="0.0025" calcext:value-type="percentage">
            <text:p>0.25%</text:p>
          </table:table-cell>
          <table:table-cell/>
          <table:covered-table-cell table:style-name="ce17" table:content-validation-name="val1"/>
          <table:covered-table-cell table:style-name="ce20"/>
          <table:covered-table-cell table:number-columns-repeated="2" table:style-name="ce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CCESS_CHANCE([.B$2]; IF([.$W$3]=&quot;✓&quot;; 1; 0); IF([.$W$5]=&quot;✓&quot;; [.$Z$5]; 0)) ^ [.$A5]" office:value-type="percentage" office:value="0.857375" calcext:value-type="percentage">
            <text:p>85.74%</text:p>
          </table:table-cell>
          <table:table-cell table:formula="of:=SUCCESS_CHANCE([.C$2]; IF([.$W$3]=&quot;✓&quot;; 1; 0); IF([.$W$5]=&quot;✓&quot;; [.$Z$5]; 0)) ^ [.$A5]" office:value-type="percentage" office:value="0.857375" calcext:value-type="percentage">
            <text:p>85.74%</text:p>
          </table:table-cell>
          <table:table-cell table:formula="of:=SUCCESS_CHANCE([.D$2]; IF([.$W$3]=&quot;✓&quot;; 1; 0); IF([.$W$5]=&quot;✓&quot;; [.$Z$5]; 0)) ^ [.$A5]" office:value-type="percentage" office:value="0.729" calcext:value-type="percentage">
            <text:p>72.90%</text:p>
          </table:table-cell>
          <table:table-cell table:formula="of:=SUCCESS_CHANCE([.E$2]; IF([.$W$3]=&quot;✓&quot;; 1; 0); IF([.$W$5]=&quot;✓&quot;; [.$Z$5]; 0)) ^ [.$A5]" office:value-type="percentage" office:value="0.614125" calcext:value-type="percentage">
            <text:p>61.41%</text:p>
          </table:table-cell>
          <table:table-cell table:formula="of:=SUCCESS_CHANCE([.F$2]; IF([.$W$3]=&quot;✓&quot;; 1; 0); IF([.$W$5]=&quot;✓&quot;; [.$Z$5]; 0)) ^ [.$A5]" office:value-type="percentage" office:value="0.512" calcext:value-type="percentage">
            <text:p>51.20%</text:p>
          </table:table-cell>
          <table:table-cell table:formula="of:=SUCCESS_CHANCE([.G$2]; IF([.$W$3]=&quot;✓&quot;; 1; 0); IF([.$W$5]=&quot;✓&quot;; [.$Z$5]; 0)) ^ [.$A5]" office:value-type="percentage" office:value="0.421875" calcext:value-type="percentage">
            <text:p>42.19%</text:p>
          </table:table-cell>
          <table:table-cell table:formula="of:=SUCCESS_CHANCE([.H$2]; IF([.$W$3]=&quot;✓&quot;; 1; 0); IF([.$W$5]=&quot;✓&quot;; [.$Z$5]; 0)) ^ [.$A5]" office:value-type="percentage" office:value="0.343" calcext:value-type="percentage">
            <text:p>34.30%</text:p>
          </table:table-cell>
          <table:table-cell table:style-name="ce10" table:formula="of:=SUCCESS_CHANCE([.I$2]; IF([.$W$3]=&quot;✓&quot;; 1; 0); IF([.$W$5]=&quot;✓&quot;; [.$Z$5]; 0)) ^ [.$A5]" office:value-type="percentage" office:value="0.274625" calcext:value-type="percentage">
            <text:p>27.46%</text:p>
          </table:table-cell>
          <table:table-cell table:formula="of:=SUCCESS_CHANCE([.J$2]; IF([.$W$3]=&quot;✓&quot;; 1; 0); IF([.$W$5]=&quot;✓&quot;; [.$Z$5]; 0)) ^ [.$A5]" office:value-type="percentage" office:value="0.216" calcext:value-type="percentage">
            <text:p>21.60%</text:p>
          </table:table-cell>
          <table:table-cell table:style-name="ce10" table:formula="of:=SUCCESS_CHANCE([.K$2]; IF([.$W$3]=&quot;✓&quot;; 1; 0); IF([.$W$5]=&quot;✓&quot;; [.$Z$5]; 0)) ^ [.$A5]" office:value-type="percentage" office:value="0.166375" calcext:value-type="percentage">
            <text:p>16.64%</text:p>
          </table:table-cell>
          <table:table-cell table:formula="of:=SUCCESS_CHANCE([.L$2]; IF([.$W$3]=&quot;✓&quot;; 1; 0); IF([.$W$5]=&quot;✓&quot;; [.$Z$5]; 0)) ^ [.$A5]" office:value-type="percentage" office:value="0.125" calcext:value-type="percentage">
            <text:p>12.50%</text:p>
          </table:table-cell>
          <table:table-cell table:style-name="ce10" table:formula="of:=SUCCESS_CHANCE([.M$2]; IF([.$W$3]=&quot;✓&quot;; 1; 0); IF([.$W$5]=&quot;✓&quot;; [.$Z$5]; 0)) ^ [.$A5]" office:value-type="percentage" office:value="0.091125" calcext:value-type="percentage">
            <text:p>9.11%</text:p>
          </table:table-cell>
          <table:table-cell table:formula="of:=SUCCESS_CHANCE([.N$2]; IF([.$W$3]=&quot;✓&quot;; 1; 0); IF([.$W$5]=&quot;✓&quot;; [.$Z$5]; 0)) ^ [.$A5]" office:value-type="percentage" office:value="0.064" calcext:value-type="percentage">
            <text:p>6.40%</text:p>
          </table:table-cell>
          <table:table-cell table:formula="of:=SUCCESS_CHANCE([.O$2]; IF([.$W$3]=&quot;✓&quot;; 1; 0); IF([.$W$5]=&quot;✓&quot;; [.$Z$5]; 0)) ^ [.$A5]" office:value-type="percentage" office:value="0.042875" calcext:value-type="percentage">
            <text:p>4.29%</text:p>
          </table:table-cell>
          <table:table-cell table:formula="of:=SUCCESS_CHANCE([.P$2]; IF([.$W$3]=&quot;✓&quot;; 1; 0); IF([.$W$5]=&quot;✓&quot;; [.$Z$5]; 0)) ^ [.$A5]" office:value-type="percentage" office:value="0.027" calcext:value-type="percentage">
            <text:p>2.70%</text:p>
          </table:table-cell>
          <table:table-cell table:formula="of:=SUCCESS_CHANCE([.Q$2]; IF([.$W$3]=&quot;✓&quot;; 1; 0); IF([.$W$5]=&quot;✓&quot;; [.$Z$5]; 0)) ^ [.$A5]" office:value-type="percentage" office:value="0.015625" calcext:value-type="percentage">
            <text:p>1.56%</text:p>
          </table:table-cell>
          <table:table-cell table:formula="of:=SUCCESS_CHANCE([.R$2]; IF([.$W$3]=&quot;✓&quot;; 1; 0); IF([.$W$5]=&quot;✓&quot;; [.$Z$5]; 0)) ^ [.$A5]" office:value-type="percentage" office:value="0.008" calcext:value-type="percentage">
            <text:p>0.80%</text:p>
          </table:table-cell>
          <table:table-cell table:formula="of:=SUCCESS_CHANCE([.S$2]; IF([.$W$3]=&quot;✓&quot;; 1; 0); IF([.$W$5]=&quot;✓&quot;; [.$Z$5]; 0)) ^ [.$A5]" office:value-type="percentage" office:value="0.003375" calcext:value-type="percentage">
            <text:p>0.34%</text:p>
          </table:table-cell>
          <table:table-cell table:formula="of:=SUCCESS_CHANCE([.T$2]; IF([.$W$3]=&quot;✓&quot;; 1; 0); IF([.$W$5]=&quot;✓&quot;; [.$Z$5]; 0)) ^ [.$A5]" office:value-type="percentage" office:value="0.001" calcext:value-type="percentage">
            <text:p>0.10%</text:p>
          </table:table-cell>
          <table:table-cell table:formula="of:=SUCCESS_CHANCE([.U$2]; IF([.$W$3]=&quot;✓&quot;; 1; 0); IF([.$W$5]=&quot;✓&quot;; [.$Z$5]; 0)) ^ [.$A5]" office:value-type="percentage" office:value="0.000125" calcext:value-type="percentage">
            <text:p>0.01%</text:p>
          </table:table-cell>
          <table:table-cell/>
          <table:table-cell table:style-name="ce18" table:content-validation-name="val1" office:value-type="string" calcext:value-type="string" table:number-columns-spanned="1" table:number-rows-spanned="2">
            <text:p><text:s/></text:p>
          </table:table-cell>
          <table:table-cell table:style-name="ce21" office:value-type="string" calcext:value-type="string" table:number-columns-spanned="2" table:number-rows-spanned="2">
            <text:p>Artisan’s Blessing</text:p>
          </table:table-cell>
          <table:covered-table-cell/>
          <table:table-cell table:style-name="ce19" table:content-validation-name="val2" office:value-type="string" calcext:value-type="string" table:number-columns-spanned="1" table:number-rows-spanned="2">
            <text:p>1d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SUCCESS_CHANCE([.B$2]; IF([.$W$3]=&quot;✓&quot;; 1; 0); IF([.$W$5]=&quot;✓&quot;; [.$Z$5]; 0)) ^ [.$A6]" office:value-type="percentage" office:value="0.81450625" calcext:value-type="percentage">
            <text:p>81.45%</text:p>
          </table:table-cell>
          <table:table-cell table:formula="of:=SUCCESS_CHANCE([.C$2]; IF([.$W$3]=&quot;✓&quot;; 1; 0); IF([.$W$5]=&quot;✓&quot;; [.$Z$5]; 0)) ^ [.$A6]" office:value-type="percentage" office:value="0.81450625" calcext:value-type="percentage">
            <text:p>81.45%</text:p>
          </table:table-cell>
          <table:table-cell table:formula="of:=SUCCESS_CHANCE([.D$2]; IF([.$W$3]=&quot;✓&quot;; 1; 0); IF([.$W$5]=&quot;✓&quot;; [.$Z$5]; 0)) ^ [.$A6]" office:value-type="percentage" office:value="0.6561" calcext:value-type="percentage">
            <text:p>65.61%</text:p>
          </table:table-cell>
          <table:table-cell table:formula="of:=SUCCESS_CHANCE([.E$2]; IF([.$W$3]=&quot;✓&quot;; 1; 0); IF([.$W$5]=&quot;✓&quot;; [.$Z$5]; 0)) ^ [.$A6]" office:value-type="percentage" office:value="0.52200625" calcext:value-type="percentage">
            <text:p>52.20%</text:p>
          </table:table-cell>
          <table:table-cell table:formula="of:=SUCCESS_CHANCE([.F$2]; IF([.$W$3]=&quot;✓&quot;; 1; 0); IF([.$W$5]=&quot;✓&quot;; [.$Z$5]; 0)) ^ [.$A6]" office:value-type="percentage" office:value="0.4096" calcext:value-type="percentage">
            <text:p>40.96%</text:p>
          </table:table-cell>
          <table:table-cell table:formula="of:=SUCCESS_CHANCE([.G$2]; IF([.$W$3]=&quot;✓&quot;; 1; 0); IF([.$W$5]=&quot;✓&quot;; [.$Z$5]; 0)) ^ [.$A6]" office:value-type="percentage" office:value="0.31640625" calcext:value-type="percentage">
            <text:p>31.64%</text:p>
          </table:table-cell>
          <table:table-cell table:formula="of:=SUCCESS_CHANCE([.H$2]; IF([.$W$3]=&quot;✓&quot;; 1; 0); IF([.$W$5]=&quot;✓&quot;; [.$Z$5]; 0)) ^ [.$A6]" office:value-type="percentage" office:value="0.2401" calcext:value-type="percentage">
            <text:p>24.01%</text:p>
          </table:table-cell>
          <table:table-cell table:style-name="ce10" table:formula="of:=SUCCESS_CHANCE([.I$2]; IF([.$W$3]=&quot;✓&quot;; 1; 0); IF([.$W$5]=&quot;✓&quot;; [.$Z$5]; 0)) ^ [.$A6]" office:value-type="percentage" office:value="0.17850625" calcext:value-type="percentage">
            <text:p>17.85%</text:p>
          </table:table-cell>
          <table:table-cell table:formula="of:=SUCCESS_CHANCE([.J$2]; IF([.$W$3]=&quot;✓&quot;; 1; 0); IF([.$W$5]=&quot;✓&quot;; [.$Z$5]; 0)) ^ [.$A6]" office:value-type="percentage" office:value="0.1296" calcext:value-type="percentage">
            <text:p>12.96%</text:p>
          </table:table-cell>
          <table:table-cell table:style-name="ce10" table:formula="of:=SUCCESS_CHANCE([.K$2]; IF([.$W$3]=&quot;✓&quot;; 1; 0); IF([.$W$5]=&quot;✓&quot;; [.$Z$5]; 0)) ^ [.$A6]" office:value-type="percentage" office:value="0.09150625" calcext:value-type="percentage">
            <text:p>9.15%</text:p>
          </table:table-cell>
          <table:table-cell table:formula="of:=SUCCESS_CHANCE([.L$2]; IF([.$W$3]=&quot;✓&quot;; 1; 0); IF([.$W$5]=&quot;✓&quot;; [.$Z$5]; 0)) ^ [.$A6]" office:value-type="percentage" office:value="0.0625" calcext:value-type="percentage">
            <text:p>6.25%</text:p>
          </table:table-cell>
          <table:table-cell table:style-name="ce10" table:formula="of:=SUCCESS_CHANCE([.M$2]; IF([.$W$3]=&quot;✓&quot;; 1; 0); IF([.$W$5]=&quot;✓&quot;; [.$Z$5]; 0)) ^ [.$A6]" office:value-type="percentage" office:value="0.04100625" calcext:value-type="percentage">
            <text:p>4.10%</text:p>
          </table:table-cell>
          <table:table-cell table:formula="of:=SUCCESS_CHANCE([.N$2]; IF([.$W$3]=&quot;✓&quot;; 1; 0); IF([.$W$5]=&quot;✓&quot;; [.$Z$5]; 0)) ^ [.$A6]" office:value-type="percentage" office:value="0.0256" calcext:value-type="percentage">
            <text:p>2.56%</text:p>
          </table:table-cell>
          <table:table-cell table:formula="of:=SUCCESS_CHANCE([.O$2]; IF([.$W$3]=&quot;✓&quot;; 1; 0); IF([.$W$5]=&quot;✓&quot;; [.$Z$5]; 0)) ^ [.$A6]" office:value-type="percentage" office:value="0.01500625" calcext:value-type="percentage">
            <text:p>1.50%</text:p>
          </table:table-cell>
          <table:table-cell table:formula="of:=SUCCESS_CHANCE([.P$2]; IF([.$W$3]=&quot;✓&quot;; 1; 0); IF([.$W$5]=&quot;✓&quot;; [.$Z$5]; 0)) ^ [.$A6]" office:value-type="percentage" office:value="0.0081" calcext:value-type="percentage">
            <text:p>0.81%</text:p>
          </table:table-cell>
          <table:table-cell table:formula="of:=SUCCESS_CHANCE([.Q$2]; IF([.$W$3]=&quot;✓&quot;; 1; 0); IF([.$W$5]=&quot;✓&quot;; [.$Z$5]; 0)) ^ [.$A6]" office:value-type="percentage" office:value="0.00390625" calcext:value-type="percentage">
            <text:p>0.39%</text:p>
          </table:table-cell>
          <table:table-cell table:formula="of:=SUCCESS_CHANCE([.R$2]; IF([.$W$3]=&quot;✓&quot;; 1; 0); IF([.$W$5]=&quot;✓&quot;; [.$Z$5]; 0)) ^ [.$A6]" office:value-type="percentage" office:value="0.0016" calcext:value-type="percentage">
            <text:p>0.16%</text:p>
          </table:table-cell>
          <table:table-cell table:formula="of:=SUCCESS_CHANCE([.S$2]; IF([.$W$3]=&quot;✓&quot;; 1; 0); IF([.$W$5]=&quot;✓&quot;; [.$Z$5]; 0)) ^ [.$A6]" office:value-type="percentage" office:value="0.00050625" calcext:value-type="percentage">
            <text:p>0.05%</text:p>
          </table:table-cell>
          <table:table-cell table:formula="of:=SUCCESS_CHANCE([.T$2]; IF([.$W$3]=&quot;✓&quot;; 1; 0); IF([.$W$5]=&quot;✓&quot;; [.$Z$5]; 0)) ^ [.$A6]" office:value-type="percentage" office:value="0.0001" calcext:value-type="percentage">
            <text:p>0.01%</text:p>
          </table:table-cell>
          <table:table-cell table:formula="of:=SUCCESS_CHANCE([.U$2]; IF([.$W$3]=&quot;✓&quot;; 1; 0); IF([.$W$5]=&quot;✓&quot;; [.$Z$5]; 0)) ^ [.$A6]" office:value-type="percentage" office:value="0.00000625" calcext:value-type="percentage">
            <text:p>0.00%</text:p>
          </table:table-cell>
          <table:table-cell/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CCESS_CHANCE([.B$2]; IF([.$W$3]=&quot;✓&quot;; 1; 0); IF([.$W$5]=&quot;✓&quot;; [.$Z$5]; 0)) ^ [.$A7]" office:value-type="percentage" office:value="0.7737809375" calcext:value-type="percentage">
            <text:p>77.38%</text:p>
          </table:table-cell>
          <table:table-cell table:formula="of:=SUCCESS_CHANCE([.C$2]; IF([.$W$3]=&quot;✓&quot;; 1; 0); IF([.$W$5]=&quot;✓&quot;; [.$Z$5]; 0)) ^ [.$A7]" office:value-type="percentage" office:value="0.7737809375" calcext:value-type="percentage">
            <text:p>77.38%</text:p>
          </table:table-cell>
          <table:table-cell table:formula="of:=SUCCESS_CHANCE([.D$2]; IF([.$W$3]=&quot;✓&quot;; 1; 0); IF([.$W$5]=&quot;✓&quot;; [.$Z$5]; 0)) ^ [.$A7]" office:value-type="percentage" office:value="0.59049" calcext:value-type="percentage">
            <text:p>59.05%</text:p>
          </table:table-cell>
          <table:table-cell table:formula="of:=SUCCESS_CHANCE([.E$2]; IF([.$W$3]=&quot;✓&quot;; 1; 0); IF([.$W$5]=&quot;✓&quot;; [.$Z$5]; 0)) ^ [.$A7]" office:value-type="percentage" office:value="0.4437053125" calcext:value-type="percentage">
            <text:p>44.37%</text:p>
          </table:table-cell>
          <table:table-cell table:formula="of:=SUCCESS_CHANCE([.F$2]; IF([.$W$3]=&quot;✓&quot;; 1; 0); IF([.$W$5]=&quot;✓&quot;; [.$Z$5]; 0)) ^ [.$A7]" office:value-type="percentage" office:value="0.32768" calcext:value-type="percentage">
            <text:p>32.77%</text:p>
          </table:table-cell>
          <table:table-cell table:formula="of:=SUCCESS_CHANCE([.G$2]; IF([.$W$3]=&quot;✓&quot;; 1; 0); IF([.$W$5]=&quot;✓&quot;; [.$Z$5]; 0)) ^ [.$A7]" office:value-type="percentage" office:value="0.2373046875" calcext:value-type="percentage">
            <text:p>23.73%</text:p>
          </table:table-cell>
          <table:table-cell table:formula="of:=SUCCESS_CHANCE([.H$2]; IF([.$W$3]=&quot;✓&quot;; 1; 0); IF([.$W$5]=&quot;✓&quot;; [.$Z$5]; 0)) ^ [.$A7]" office:value-type="percentage" office:value="0.16807" calcext:value-type="percentage">
            <text:p>16.81%</text:p>
          </table:table-cell>
          <table:table-cell table:style-name="ce10" table:formula="of:=SUCCESS_CHANCE([.I$2]; IF([.$W$3]=&quot;✓&quot;; 1; 0); IF([.$W$5]=&quot;✓&quot;; [.$Z$5]; 0)) ^ [.$A7]" office:value-type="percentage" office:value="0.1160290625" calcext:value-type="percentage">
            <text:p>11.60%</text:p>
          </table:table-cell>
          <table:table-cell table:formula="of:=SUCCESS_CHANCE([.J$2]; IF([.$W$3]=&quot;✓&quot;; 1; 0); IF([.$W$5]=&quot;✓&quot;; [.$Z$5]; 0)) ^ [.$A7]" office:value-type="percentage" office:value="0.07776" calcext:value-type="percentage">
            <text:p>7.78%</text:p>
          </table:table-cell>
          <table:table-cell table:style-name="ce10" table:formula="of:=SUCCESS_CHANCE([.K$2]; IF([.$W$3]=&quot;✓&quot;; 1; 0); IF([.$W$5]=&quot;✓&quot;; [.$Z$5]; 0)) ^ [.$A7]" office:value-type="percentage" office:value="0.0503284375" calcext:value-type="percentage">
            <text:p>5.03%</text:p>
          </table:table-cell>
          <table:table-cell table:formula="of:=SUCCESS_CHANCE([.L$2]; IF([.$W$3]=&quot;✓&quot;; 1; 0); IF([.$W$5]=&quot;✓&quot;; [.$Z$5]; 0)) ^ [.$A7]" office:value-type="percentage" office:value="0.03125" calcext:value-type="percentage">
            <text:p>3.13%</text:p>
          </table:table-cell>
          <table:table-cell table:style-name="ce10" table:formula="of:=SUCCESS_CHANCE([.M$2]; IF([.$W$3]=&quot;✓&quot;; 1; 0); IF([.$W$5]=&quot;✓&quot;; [.$Z$5]; 0)) ^ [.$A7]" office:value-type="percentage" office:value="0.0184528125" calcext:value-type="percentage">
            <text:p>1.85%</text:p>
          </table:table-cell>
          <table:table-cell table:formula="of:=SUCCESS_CHANCE([.N$2]; IF([.$W$3]=&quot;✓&quot;; 1; 0); IF([.$W$5]=&quot;✓&quot;; [.$Z$5]; 0)) ^ [.$A7]" office:value-type="percentage" office:value="0.01024" calcext:value-type="percentage">
            <text:p>1.02%</text:p>
          </table:table-cell>
          <table:table-cell table:formula="of:=SUCCESS_CHANCE([.O$2]; IF([.$W$3]=&quot;✓&quot;; 1; 0); IF([.$W$5]=&quot;✓&quot;; [.$Z$5]; 0)) ^ [.$A7]" office:value-type="percentage" office:value="0.0052521875" calcext:value-type="percentage">
            <text:p>0.53%</text:p>
          </table:table-cell>
          <table:table-cell table:formula="of:=SUCCESS_CHANCE([.P$2]; IF([.$W$3]=&quot;✓&quot;; 1; 0); IF([.$W$5]=&quot;✓&quot;; [.$Z$5]; 0)) ^ [.$A7]" office:value-type="percentage" office:value="0.00243" calcext:value-type="percentage">
            <text:p>0.24%</text:p>
          </table:table-cell>
          <table:table-cell table:formula="of:=SUCCESS_CHANCE([.Q$2]; IF([.$W$3]=&quot;✓&quot;; 1; 0); IF([.$W$5]=&quot;✓&quot;; [.$Z$5]; 0)) ^ [.$A7]" office:value-type="percentage" office:value="0.0009765625" calcext:value-type="percentage">
            <text:p>0.10%</text:p>
          </table:table-cell>
          <table:table-cell table:formula="of:=SUCCESS_CHANCE([.R$2]; IF([.$W$3]=&quot;✓&quot;; 1; 0); IF([.$W$5]=&quot;✓&quot;; [.$Z$5]; 0)) ^ [.$A7]" office:value-type="percentage" office:value="0.00032" calcext:value-type="percentage">
            <text:p>0.03%</text:p>
          </table:table-cell>
          <table:table-cell table:formula="of:=SUCCESS_CHANCE([.S$2]; IF([.$W$3]=&quot;✓&quot;; 1; 0); IF([.$W$5]=&quot;✓&quot;; [.$Z$5]; 0)) ^ [.$A7]" office:value-type="percentage" office:value="0.0000759375" calcext:value-type="percentage">
            <text:p>0.01%</text:p>
          </table:table-cell>
          <table:table-cell table:formula="of:=SUCCESS_CHANCE([.T$2]; IF([.$W$3]=&quot;✓&quot;; 1; 0); IF([.$W$5]=&quot;✓&quot;; [.$Z$5]; 0)) ^ [.$A7]" office:value-type="percentage" office:value="0.00001" calcext:value-type="percentage">
            <text:p>0.00%</text:p>
          </table:table-cell>
          <table:table-cell table:formula="of:=SUCCESS_CHANCE([.U$2]; IF([.$W$3]=&quot;✓&quot;; 1; 0); IF([.$W$5]=&quot;✓&quot;; [.$Z$5]; 0)) ^ [.$A7]" office:value-type="percentage" office:value="0.0000003125" calcext:value-type="percentage">
            <text:p>0.00%</text:p>
          </table:table-cell>
          <table:table-cell/>
          <table:table-cell table:style-name="ce19" table:number-columns-spanned="1" table:number-rows-spanned="2"/>
          <table:table-cell table:style-name="ce19" table:number-columns-spanned="2" table:number-rows-spanned="2"/>
          <table:covered-table-cell/>
          <table:table-cell table:style-name="ce19" table:number-columns-spanned="1" table:number-rows-spanned="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SUCCESS_CHANCE([.B$2]; IF([.$W$3]=&quot;✓&quot;; 1; 0); IF([.$W$5]=&quot;✓&quot;; [.$Z$5]; 0)) ^ [.$A8]" office:value-type="percentage" office:value="0.735091890625" calcext:value-type="percentage">
            <text:p>73.51%</text:p>
          </table:table-cell>
          <table:table-cell table:formula="of:=SUCCESS_CHANCE([.C$2]; IF([.$W$3]=&quot;✓&quot;; 1; 0); IF([.$W$5]=&quot;✓&quot;; [.$Z$5]; 0)) ^ [.$A8]" office:value-type="percentage" office:value="0.735091890625" calcext:value-type="percentage">
            <text:p>73.51%</text:p>
          </table:table-cell>
          <table:table-cell table:formula="of:=SUCCESS_CHANCE([.D$2]; IF([.$W$3]=&quot;✓&quot;; 1; 0); IF([.$W$5]=&quot;✓&quot;; [.$Z$5]; 0)) ^ [.$A8]" office:value-type="percentage" office:value="0.531441" calcext:value-type="percentage">
            <text:p>53.14%</text:p>
          </table:table-cell>
          <table:table-cell table:formula="of:=SUCCESS_CHANCE([.E$2]; IF([.$W$3]=&quot;✓&quot;; 1; 0); IF([.$W$5]=&quot;✓&quot;; [.$Z$5]; 0)) ^ [.$A8]" office:value-type="percentage" office:value="0.377149515625" calcext:value-type="percentage">
            <text:p>37.71%</text:p>
          </table:table-cell>
          <table:table-cell table:formula="of:=SUCCESS_CHANCE([.F$2]; IF([.$W$3]=&quot;✓&quot;; 1; 0); IF([.$W$5]=&quot;✓&quot;; [.$Z$5]; 0)) ^ [.$A8]" office:value-type="percentage" office:value="0.262144" calcext:value-type="percentage">
            <text:p>26.21%</text:p>
          </table:table-cell>
          <table:table-cell table:formula="of:=SUCCESS_CHANCE([.G$2]; IF([.$W$3]=&quot;✓&quot;; 1; 0); IF([.$W$5]=&quot;✓&quot;; [.$Z$5]; 0)) ^ [.$A8]" office:value-type="percentage" office:value="0.177978515625" calcext:value-type="percentage">
            <text:p>17.80%</text:p>
          </table:table-cell>
          <table:table-cell table:formula="of:=SUCCESS_CHANCE([.H$2]; IF([.$W$3]=&quot;✓&quot;; 1; 0); IF([.$W$5]=&quot;✓&quot;; [.$Z$5]; 0)) ^ [.$A8]" office:value-type="percentage" office:value="0.117649" calcext:value-type="percentage">
            <text:p>11.76%</text:p>
          </table:table-cell>
          <table:table-cell table:style-name="ce10" table:formula="of:=SUCCESS_CHANCE([.I$2]; IF([.$W$3]=&quot;✓&quot;; 1; 0); IF([.$W$5]=&quot;✓&quot;; [.$Z$5]; 0)) ^ [.$A8]" office:value-type="percentage" office:value="0.075418890625" calcext:value-type="percentage">
            <text:p>7.54%</text:p>
          </table:table-cell>
          <table:table-cell table:formula="of:=SUCCESS_CHANCE([.J$2]; IF([.$W$3]=&quot;✓&quot;; 1; 0); IF([.$W$5]=&quot;✓&quot;; [.$Z$5]; 0)) ^ [.$A8]" office:value-type="percentage" office:value="0.046656" calcext:value-type="percentage">
            <text:p>4.67%</text:p>
          </table:table-cell>
          <table:table-cell table:style-name="ce10" table:formula="of:=SUCCESS_CHANCE([.K$2]; IF([.$W$3]=&quot;✓&quot;; 1; 0); IF([.$W$5]=&quot;✓&quot;; [.$Z$5]; 0)) ^ [.$A8]" office:value-type="percentage" office:value="0.027680640625" calcext:value-type="percentage">
            <text:p>2.77%</text:p>
          </table:table-cell>
          <table:table-cell table:formula="of:=SUCCESS_CHANCE([.L$2]; IF([.$W$3]=&quot;✓&quot;; 1; 0); IF([.$W$5]=&quot;✓&quot;; [.$Z$5]; 0)) ^ [.$A8]" office:value-type="percentage" office:value="0.015625" calcext:value-type="percentage">
            <text:p>1.56%</text:p>
          </table:table-cell>
          <table:table-cell table:style-name="ce10" table:formula="of:=SUCCESS_CHANCE([.M$2]; IF([.$W$3]=&quot;✓&quot;; 1; 0); IF([.$W$5]=&quot;✓&quot;; [.$Z$5]; 0)) ^ [.$A8]" office:value-type="percentage" office:value="0.008303765625" calcext:value-type="percentage">
            <text:p>0.83%</text:p>
          </table:table-cell>
          <table:table-cell table:formula="of:=SUCCESS_CHANCE([.N$2]; IF([.$W$3]=&quot;✓&quot;; 1; 0); IF([.$W$5]=&quot;✓&quot;; [.$Z$5]; 0)) ^ [.$A8]" office:value-type="percentage" office:value="0.004096" calcext:value-type="percentage">
            <text:p>0.41%</text:p>
          </table:table-cell>
          <table:table-cell table:formula="of:=SUCCESS_CHANCE([.O$2]; IF([.$W$3]=&quot;✓&quot;; 1; 0); IF([.$W$5]=&quot;✓&quot;; [.$Z$5]; 0)) ^ [.$A8]" office:value-type="percentage" office:value="0.001838265625" calcext:value-type="percentage">
            <text:p>0.18%</text:p>
          </table:table-cell>
          <table:table-cell table:formula="of:=SUCCESS_CHANCE([.P$2]; IF([.$W$3]=&quot;✓&quot;; 1; 0); IF([.$W$5]=&quot;✓&quot;; [.$Z$5]; 0)) ^ [.$A8]" office:value-type="percentage" office:value="0.000729" calcext:value-type="percentage">
            <text:p>0.07%</text:p>
          </table:table-cell>
          <table:table-cell table:formula="of:=SUCCESS_CHANCE([.Q$2]; IF([.$W$3]=&quot;✓&quot;; 1; 0); IF([.$W$5]=&quot;✓&quot;; [.$Z$5]; 0)) ^ [.$A8]" office:value-type="percentage" office:value="0.000244140625" calcext:value-type="percentage">
            <text:p>0.02%</text:p>
          </table:table-cell>
          <table:table-cell table:formula="of:=SUCCESS_CHANCE([.R$2]; IF([.$W$3]=&quot;✓&quot;; 1; 0); IF([.$W$5]=&quot;✓&quot;; [.$Z$5]; 0)) ^ [.$A8]" office:value-type="percentage" office:value="0.000064" calcext:value-type="percentage">
            <text:p>0.01%</text:p>
          </table:table-cell>
          <table:table-cell table:formula="of:=SUCCESS_CHANCE([.S$2]; IF([.$W$3]=&quot;✓&quot;; 1; 0); IF([.$W$5]=&quot;✓&quot;; [.$Z$5]; 0)) ^ [.$A8]" office:value-type="percentage" office:value="0.000011390625" calcext:value-type="percentage">
            <text:p>0.00%</text:p>
          </table:table-cell>
          <table:table-cell table:formula="of:=SUCCESS_CHANCE([.T$2]; IF([.$W$3]=&quot;✓&quot;; 1; 0); IF([.$W$5]=&quot;✓&quot;; [.$Z$5]; 0)) ^ [.$A8]" office:value-type="percentage" office:value="0.000001" calcext:value-type="percentage">
            <text:p>0.00%</text:p>
          </table:table-cell>
          <table:table-cell table:formula="of:=SUCCESS_CHANCE([.U$2]; IF([.$W$3]=&quot;✓&quot;; 1; 0); IF([.$W$5]=&quot;✓&quot;; [.$Z$5]; 0)) ^ [.$A8]" office:value-type="percentage" office:value="0.000000015625" calcext:value-type="percentage">
            <text:p>0.00%</text:p>
          </table:table-cell>
          <table:table-cell/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CCESS_CHANCE([.B$2]; IF([.$W$3]=&quot;✓&quot;; 1; 0); IF([.$W$5]=&quot;✓&quot;; [.$Z$5]; 0)) ^ [.$A9]" office:value-type="percentage" office:value="0.69833729609375" calcext:value-type="percentage">
            <text:p>69.83%</text:p>
          </table:table-cell>
          <table:table-cell table:formula="of:=SUCCESS_CHANCE([.C$2]; IF([.$W$3]=&quot;✓&quot;; 1; 0); IF([.$W$5]=&quot;✓&quot;; [.$Z$5]; 0)) ^ [.$A9]" office:value-type="percentage" office:value="0.69833729609375" calcext:value-type="percentage">
            <text:p>69.83%</text:p>
          </table:table-cell>
          <table:table-cell table:formula="of:=SUCCESS_CHANCE([.D$2]; IF([.$W$3]=&quot;✓&quot;; 1; 0); IF([.$W$5]=&quot;✓&quot;; [.$Z$5]; 0)) ^ [.$A9]" office:value-type="percentage" office:value="0.4782969" calcext:value-type="percentage">
            <text:p>47.83%</text:p>
          </table:table-cell>
          <table:table-cell table:formula="of:=SUCCESS_CHANCE([.E$2]; IF([.$W$3]=&quot;✓&quot;; 1; 0); IF([.$W$5]=&quot;✓&quot;; [.$Z$5]; 0)) ^ [.$A9]" office:value-type="percentage" office:value="0.32057708828125" calcext:value-type="percentage">
            <text:p>32.06%</text:p>
          </table:table-cell>
          <table:table-cell table:formula="of:=SUCCESS_CHANCE([.F$2]; IF([.$W$3]=&quot;✓&quot;; 1; 0); IF([.$W$5]=&quot;✓&quot;; [.$Z$5]; 0)) ^ [.$A9]" office:value-type="percentage" office:value="0.2097152" calcext:value-type="percentage">
            <text:p>20.97%</text:p>
          </table:table-cell>
          <table:table-cell table:formula="of:=SUCCESS_CHANCE([.G$2]; IF([.$W$3]=&quot;✓&quot;; 1; 0); IF([.$W$5]=&quot;✓&quot;; [.$Z$5]; 0)) ^ [.$A9]" office:value-type="percentage" office:value="0.13348388671875" calcext:value-type="percentage">
            <text:p>13.35%</text:p>
          </table:table-cell>
          <table:table-cell table:formula="of:=SUCCESS_CHANCE([.H$2]; IF([.$W$3]=&quot;✓&quot;; 1; 0); IF([.$W$5]=&quot;✓&quot;; [.$Z$5]; 0)) ^ [.$A9]" office:value-type="percentage" office:value="0.0823543" calcext:value-type="percentage">
            <text:p>8.24%</text:p>
          </table:table-cell>
          <table:table-cell table:style-name="ce10" table:formula="of:=SUCCESS_CHANCE([.I$2]; IF([.$W$3]=&quot;✓&quot;; 1; 0); IF([.$W$5]=&quot;✓&quot;; [.$Z$5]; 0)) ^ [.$A9]" office:value-type="percentage" office:value="0.04902227890625" calcext:value-type="percentage">
            <text:p>4.90%</text:p>
          </table:table-cell>
          <table:table-cell table:formula="of:=SUCCESS_CHANCE([.J$2]; IF([.$W$3]=&quot;✓&quot;; 1; 0); IF([.$W$5]=&quot;✓&quot;; [.$Z$5]; 0)) ^ [.$A9]" office:value-type="percentage" office:value="0.0279936" calcext:value-type="percentage">
            <text:p>2.80%</text:p>
          </table:table-cell>
          <table:table-cell table:style-name="ce10" table:formula="of:=SUCCESS_CHANCE([.K$2]; IF([.$W$3]=&quot;✓&quot;; 1; 0); IF([.$W$5]=&quot;✓&quot;; [.$Z$5]; 0)) ^ [.$A9]" office:value-type="percentage" office:value="0.01522435234375" calcext:value-type="percentage">
            <text:p>1.52%</text:p>
          </table:table-cell>
          <table:table-cell table:formula="of:=SUCCESS_CHANCE([.L$2]; IF([.$W$3]=&quot;✓&quot;; 1; 0); IF([.$W$5]=&quot;✓&quot;; [.$Z$5]; 0)) ^ [.$A9]" office:value-type="percentage" office:value="0.0078125" calcext:value-type="percentage">
            <text:p>0.78%</text:p>
          </table:table-cell>
          <table:table-cell table:style-name="ce10" table:formula="of:=SUCCESS_CHANCE([.M$2]; IF([.$W$3]=&quot;✓&quot;; 1; 0); IF([.$W$5]=&quot;✓&quot;; [.$Z$5]; 0)) ^ [.$A9]" office:value-type="percentage" office:value="0.00373669453125" calcext:value-type="percentage">
            <text:p>0.37%</text:p>
          </table:table-cell>
          <table:table-cell table:formula="of:=SUCCESS_CHANCE([.N$2]; IF([.$W$3]=&quot;✓&quot;; 1; 0); IF([.$W$5]=&quot;✓&quot;; [.$Z$5]; 0)) ^ [.$A9]" office:value-type="percentage" office:value="0.0016384" calcext:value-type="percentage">
            <text:p>0.16%</text:p>
          </table:table-cell>
          <table:table-cell table:formula="of:=SUCCESS_CHANCE([.O$2]; IF([.$W$3]=&quot;✓&quot;; 1; 0); IF([.$W$5]=&quot;✓&quot;; [.$Z$5]; 0)) ^ [.$A9]" office:value-type="percentage" office:value="0.00064339296875" calcext:value-type="percentage">
            <text:p>0.06%</text:p>
          </table:table-cell>
          <table:table-cell table:formula="of:=SUCCESS_CHANCE([.P$2]; IF([.$W$3]=&quot;✓&quot;; 1; 0); IF([.$W$5]=&quot;✓&quot;; [.$Z$5]; 0)) ^ [.$A9]" office:value-type="percentage" office:value="0.0002187" calcext:value-type="percentage">
            <text:p>0.02%</text:p>
          </table:table-cell>
          <table:table-cell table:formula="of:=SUCCESS_CHANCE([.Q$2]; IF([.$W$3]=&quot;✓&quot;; 1; 0); IF([.$W$5]=&quot;✓&quot;; [.$Z$5]; 0)) ^ [.$A9]" office:value-type="percentage" office:value="0.00006103515625" calcext:value-type="percentage">
            <text:p>0.01%</text:p>
          </table:table-cell>
          <table:table-cell table:formula="of:=SUCCESS_CHANCE([.R$2]; IF([.$W$3]=&quot;✓&quot;; 1; 0); IF([.$W$5]=&quot;✓&quot;; [.$Z$5]; 0)) ^ [.$A9]" office:value-type="percentage" office:value="0.0000128" calcext:value-type="percentage">
            <text:p>0.00%</text:p>
          </table:table-cell>
          <table:table-cell table:formula="of:=SUCCESS_CHANCE([.S$2]; IF([.$W$3]=&quot;✓&quot;; 1; 0); IF([.$W$5]=&quot;✓&quot;; [.$Z$5]; 0)) ^ [.$A9]" office:value-type="percentage" office:value="0.00000170859375" calcext:value-type="percentage">
            <text:p>0.00%</text:p>
          </table:table-cell>
          <table:table-cell table:formula="of:=SUCCESS_CHANCE([.T$2]; IF([.$W$3]=&quot;✓&quot;; 1; 0); IF([.$W$5]=&quot;✓&quot;; [.$Z$5]; 0)) ^ [.$A9]" office:value-type="percentage" office:value="0.0000001" calcext:value-type="percentage">
            <text:p>0.00%</text:p>
          </table:table-cell>
          <table:table-cell table:formula="of:=SUCCESS_CHANCE([.U$2]; IF([.$W$3]=&quot;✓&quot;; 1; 0); IF([.$W$5]=&quot;✓&quot;; [.$Z$5]; 0)) ^ [.$A9]" office:value-type="percentage" office:value="0.00000000078125" calcext:value-type="percentage">
            <text:p>0.00%</text:p>
          </table:table-cell>
          <table:table-cell/>
          <table:table-cell table:style-name="ce19" table:number-columns-spanned="1" table:number-rows-spanned="2"/>
          <table:table-cell table:style-name="ce19" table:number-columns-spanned="2" table:number-rows-spanned="2"/>
          <table:covered-table-cell/>
          <table:table-cell table:style-name="ce19" table:number-columns-spanned="1" table:number-rows-spanned="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SUCCESS_CHANCE([.B$2]; IF([.$W$3]=&quot;✓&quot;; 1; 0); IF([.$W$5]=&quot;✓&quot;; [.$Z$5]; 0)) ^ [.$A10]" office:value-type="percentage" office:value="0.663420431289062" calcext:value-type="percentage">
            <text:p>66.34%</text:p>
          </table:table-cell>
          <table:table-cell table:formula="of:=SUCCESS_CHANCE([.C$2]; IF([.$W$3]=&quot;✓&quot;; 1; 0); IF([.$W$5]=&quot;✓&quot;; [.$Z$5]; 0)) ^ [.$A10]" office:value-type="percentage" office:value="0.663420431289062" calcext:value-type="percentage">
            <text:p>66.34%</text:p>
          </table:table-cell>
          <table:table-cell table:formula="of:=SUCCESS_CHANCE([.D$2]; IF([.$W$3]=&quot;✓&quot;; 1; 0); IF([.$W$5]=&quot;✓&quot;; [.$Z$5]; 0)) ^ [.$A10]" office:value-type="percentage" office:value="0.43046721" calcext:value-type="percentage">
            <text:p>43.05%</text:p>
          </table:table-cell>
          <table:table-cell table:formula="of:=SUCCESS_CHANCE([.E$2]; IF([.$W$3]=&quot;✓&quot;; 1; 0); IF([.$W$5]=&quot;✓&quot;; [.$Z$5]; 0)) ^ [.$A10]" office:value-type="percentage" office:value="0.272490525039062" calcext:value-type="percentage">
            <text:p>27.25%</text:p>
          </table:table-cell>
          <table:table-cell table:formula="of:=SUCCESS_CHANCE([.F$2]; IF([.$W$3]=&quot;✓&quot;; 1; 0); IF([.$W$5]=&quot;✓&quot;; [.$Z$5]; 0)) ^ [.$A10]" office:value-type="percentage" office:value="0.16777216" calcext:value-type="percentage">
            <text:p>16.78%</text:p>
          </table:table-cell>
          <table:table-cell table:formula="of:=SUCCESS_CHANCE([.G$2]; IF([.$W$3]=&quot;✓&quot;; 1; 0); IF([.$W$5]=&quot;✓&quot;; [.$Z$5]; 0)) ^ [.$A10]" office:value-type="percentage" office:value="0.100112915039063" calcext:value-type="percentage">
            <text:p>10.01%</text:p>
          </table:table-cell>
          <table:table-cell table:formula="of:=SUCCESS_CHANCE([.H$2]; IF([.$W$3]=&quot;✓&quot;; 1; 0); IF([.$W$5]=&quot;✓&quot;; [.$Z$5]; 0)) ^ [.$A10]" office:value-type="percentage" office:value="0.05764801" calcext:value-type="percentage">
            <text:p>5.76%</text:p>
          </table:table-cell>
          <table:table-cell table:style-name="ce10" table:formula="of:=SUCCESS_CHANCE([.I$2]; IF([.$W$3]=&quot;✓&quot;; 1; 0); IF([.$W$5]=&quot;✓&quot;; [.$Z$5]; 0)) ^ [.$A10]" office:value-type="percentage" office:value="0.0318644812890625" calcext:value-type="percentage">
            <text:p>3.19%</text:p>
          </table:table-cell>
          <table:table-cell table:formula="of:=SUCCESS_CHANCE([.J$2]; IF([.$W$3]=&quot;✓&quot;; 1; 0); IF([.$W$5]=&quot;✓&quot;; [.$Z$5]; 0)) ^ [.$A10]" office:value-type="percentage" office:value="0.01679616" calcext:value-type="percentage">
            <text:p>1.68%</text:p>
          </table:table-cell>
          <table:table-cell table:style-name="ce10" table:formula="of:=SUCCESS_CHANCE([.K$2]; IF([.$W$3]=&quot;✓&quot;; 1; 0); IF([.$W$5]=&quot;✓&quot;; [.$Z$5]; 0)) ^ [.$A10]" office:value-type="percentage" office:value="0.00837339378906251" calcext:value-type="percentage">
            <text:p>0.84%</text:p>
          </table:table-cell>
          <table:table-cell table:formula="of:=SUCCESS_CHANCE([.L$2]; IF([.$W$3]=&quot;✓&quot;; 1; 0); IF([.$W$5]=&quot;✓&quot;; [.$Z$5]; 0)) ^ [.$A10]" office:value-type="percentage" office:value="0.00390625" calcext:value-type="percentage">
            <text:p>0.39%</text:p>
          </table:table-cell>
          <table:table-cell table:style-name="ce10" table:formula="of:=SUCCESS_CHANCE([.M$2]; IF([.$W$3]=&quot;✓&quot;; 1; 0); IF([.$W$5]=&quot;✓&quot;; [.$Z$5]; 0)) ^ [.$A10]" office:value-type="percentage" office:value="0.0016815125390625" calcext:value-type="percentage">
            <text:p>0.17%</text:p>
          </table:table-cell>
          <table:table-cell table:formula="of:=SUCCESS_CHANCE([.N$2]; IF([.$W$3]=&quot;✓&quot;; 1; 0); IF([.$W$5]=&quot;✓&quot;; [.$Z$5]; 0)) ^ [.$A10]" office:value-type="percentage" office:value="0.00065536" calcext:value-type="percentage">
            <text:p>0.07%</text:p>
          </table:table-cell>
          <table:table-cell table:formula="of:=SUCCESS_CHANCE([.O$2]; IF([.$W$3]=&quot;✓&quot;; 1; 0); IF([.$W$5]=&quot;✓&quot;; [.$Z$5]; 0)) ^ [.$A10]" office:value-type="percentage" office:value="0.0002251875390625" calcext:value-type="percentage">
            <text:p>0.02%</text:p>
          </table:table-cell>
          <table:table-cell table:formula="of:=SUCCESS_CHANCE([.P$2]; IF([.$W$3]=&quot;✓&quot;; 1; 0); IF([.$W$5]=&quot;✓&quot;; [.$Z$5]; 0)) ^ [.$A10]" office:value-type="percentage" office:value="0.00006561" calcext:value-type="percentage">
            <text:p>0.01%</text:p>
          </table:table-cell>
          <table:table-cell table:formula="of:=SUCCESS_CHANCE([.Q$2]; IF([.$W$3]=&quot;✓&quot;; 1; 0); IF([.$W$5]=&quot;✓&quot;; [.$Z$5]; 0)) ^ [.$A10]" office:value-type="percentage" office:value="0.0000152587890625" calcext:value-type="percentage">
            <text:p>0.00%</text:p>
          </table:table-cell>
          <table:table-cell table:formula="of:=SUCCESS_CHANCE([.R$2]; IF([.$W$3]=&quot;✓&quot;; 1; 0); IF([.$W$5]=&quot;✓&quot;; [.$Z$5]; 0)) ^ [.$A10]" office:value-type="percentage" office:value="0.00000256" calcext:value-type="percentage">
            <text:p>0.00%</text:p>
          </table:table-cell>
          <table:table-cell table:formula="of:=SUCCESS_CHANCE([.S$2]; IF([.$W$3]=&quot;✓&quot;; 1; 0); IF([.$W$5]=&quot;✓&quot;; [.$Z$5]; 0)) ^ [.$A10]" office:value-type="percentage" office:value="0.0000002562890625" calcext:value-type="percentage">
            <text:p>0.00%</text:p>
          </table:table-cell>
          <table:table-cell table:formula="of:=SUCCESS_CHANCE([.T$2]; IF([.$W$3]=&quot;✓&quot;; 1; 0); IF([.$W$5]=&quot;✓&quot;; [.$Z$5]; 0)) ^ [.$A10]" office:value-type="percentage" office:value="0.00000001" calcext:value-type="percentage">
            <text:p>0.00%</text:p>
          </table:table-cell>
          <table:table-cell table:formula="of:=SUCCESS_CHANCE([.U$2]; IF([.$W$3]=&quot;✓&quot;; 1; 0); IF([.$W$5]=&quot;✓&quot;; [.$Z$5]; 0)) ^ [.$A10]" office:value-type="percentage" office:value="0.0000000000390625" calcext:value-type="percentage">
            <text:p>0.00%</text:p>
          </table:table-cell>
          <table:table-cell/>
          <table:covered-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CCESS_CHANCE([.B$2]; IF([.$W$3]=&quot;✓&quot;; 1; 0); IF([.$W$5]=&quot;✓&quot;; [.$Z$5]; 0)) ^ [.$A11]" office:value-type="percentage" office:value="0.630249409724609" calcext:value-type="percentage">
            <text:p>63.02%</text:p>
          </table:table-cell>
          <table:table-cell table:formula="of:=SUCCESS_CHANCE([.C$2]; IF([.$W$3]=&quot;✓&quot;; 1; 0); IF([.$W$5]=&quot;✓&quot;; [.$Z$5]; 0)) ^ [.$A11]" office:value-type="percentage" office:value="0.630249409724609" calcext:value-type="percentage">
            <text:p>63.02%</text:p>
          </table:table-cell>
          <table:table-cell table:formula="of:=SUCCESS_CHANCE([.D$2]; IF([.$W$3]=&quot;✓&quot;; 1; 0); IF([.$W$5]=&quot;✓&quot;; [.$Z$5]; 0)) ^ [.$A11]" office:value-type="percentage" office:value="0.387420489" calcext:value-type="percentage">
            <text:p>38.74%</text:p>
          </table:table-cell>
          <table:table-cell table:formula="of:=SUCCESS_CHANCE([.E$2]; IF([.$W$3]=&quot;✓&quot;; 1; 0); IF([.$W$5]=&quot;✓&quot;; [.$Z$5]; 0)) ^ [.$A11]" office:value-type="percentage" office:value="0.231616946283203" calcext:value-type="percentage">
            <text:p>23.16%</text:p>
          </table:table-cell>
          <table:table-cell table:formula="of:=SUCCESS_CHANCE([.F$2]; IF([.$W$3]=&quot;✓&quot;; 1; 0); IF([.$W$5]=&quot;✓&quot;; [.$Z$5]; 0)) ^ [.$A11]" office:value-type="percentage" office:value="0.134217728" calcext:value-type="percentage">
            <text:p>13.42%</text:p>
          </table:table-cell>
          <table:table-cell table:formula="of:=SUCCESS_CHANCE([.G$2]; IF([.$W$3]=&quot;✓&quot;; 1; 0); IF([.$W$5]=&quot;✓&quot;; [.$Z$5]; 0)) ^ [.$A11]" office:value-type="percentage" office:value="0.0750846862792969" calcext:value-type="percentage">
            <text:p>7.51%</text:p>
          </table:table-cell>
          <table:table-cell table:formula="of:=SUCCESS_CHANCE([.H$2]; IF([.$W$3]=&quot;✓&quot;; 1; 0); IF([.$W$5]=&quot;✓&quot;; [.$Z$5]; 0)) ^ [.$A11]" office:value-type="percentage" office:value="0.040353607" calcext:value-type="percentage">
            <text:p>4.04%</text:p>
          </table:table-cell>
          <table:table-cell table:style-name="ce10" table:formula="of:=SUCCESS_CHANCE([.I$2]; IF([.$W$3]=&quot;✓&quot;; 1; 0); IF([.$W$5]=&quot;✓&quot;; [.$Z$5]; 0)) ^ [.$A11]" office:value-type="percentage" office:value="0.0207119128378906" calcext:value-type="percentage">
            <text:p>2.07%</text:p>
          </table:table-cell>
          <table:table-cell table:formula="of:=SUCCESS_CHANCE([.J$2]; IF([.$W$3]=&quot;✓&quot;; 1; 0); IF([.$W$5]=&quot;✓&quot;; [.$Z$5]; 0)) ^ [.$A11]" office:value-type="percentage" office:value="0.010077696" calcext:value-type="percentage">
            <text:p>1.01%</text:p>
          </table:table-cell>
          <table:table-cell table:style-name="ce10" table:formula="of:=SUCCESS_CHANCE([.K$2]; IF([.$W$3]=&quot;✓&quot;; 1; 0); IF([.$W$5]=&quot;✓&quot;; [.$Z$5]; 0)) ^ [.$A11]" office:value-type="percentage" office:value="0.00460536658398438" calcext:value-type="percentage">
            <text:p>0.46%</text:p>
          </table:table-cell>
          <table:table-cell table:formula="of:=SUCCESS_CHANCE([.L$2]; IF([.$W$3]=&quot;✓&quot;; 1; 0); IF([.$W$5]=&quot;✓&quot;; [.$Z$5]; 0)) ^ [.$A11]" office:value-type="percentage" office:value="0.001953125" calcext:value-type="percentage">
            <text:p>0.20%</text:p>
          </table:table-cell>
          <table:table-cell table:style-name="ce10" table:formula="of:=SUCCESS_CHANCE([.M$2]; IF([.$W$3]=&quot;✓&quot;; 1; 0); IF([.$W$5]=&quot;✓&quot;; [.$Z$5]; 0)) ^ [.$A11]" office:value-type="percentage" office:value="0.000756680642578125" calcext:value-type="percentage">
            <text:p>0.08%</text:p>
          </table:table-cell>
          <table:table-cell table:formula="of:=SUCCESS_CHANCE([.N$2]; IF([.$W$3]=&quot;✓&quot;; 1; 0); IF([.$W$5]=&quot;✓&quot;; [.$Z$5]; 0)) ^ [.$A11]" office:value-type="percentage" office:value="0.000262144" calcext:value-type="percentage">
            <text:p>0.03%</text:p>
          </table:table-cell>
          <table:table-cell table:formula="of:=SUCCESS_CHANCE([.O$2]; IF([.$W$3]=&quot;✓&quot;; 1; 0); IF([.$W$5]=&quot;✓&quot;; [.$Z$5]; 0)) ^ [.$A11]" office:value-type="percentage" office:value="0.000078815638671875" calcext:value-type="percentage">
            <text:p>0.01%</text:p>
          </table:table-cell>
          <table:table-cell table:formula="of:=SUCCESS_CHANCE([.P$2]; IF([.$W$3]=&quot;✓&quot;; 1; 0); IF([.$W$5]=&quot;✓&quot;; [.$Z$5]; 0)) ^ [.$A11]" office:value-type="percentage" office:value="0.000019683" calcext:value-type="percentage">
            <text:p>0.00%</text:p>
          </table:table-cell>
          <table:table-cell table:formula="of:=SUCCESS_CHANCE([.Q$2]; IF([.$W$3]=&quot;✓&quot;; 1; 0); IF([.$W$5]=&quot;✓&quot;; [.$Z$5]; 0)) ^ [.$A11]" office:value-type="percentage" office:value="0.000003814697265625" calcext:value-type="percentage">
            <text:p>0.00%</text:p>
          </table:table-cell>
          <table:table-cell table:formula="of:=SUCCESS_CHANCE([.R$2]; IF([.$W$3]=&quot;✓&quot;; 1; 0); IF([.$W$5]=&quot;✓&quot;; [.$Z$5]; 0)) ^ [.$A11]" office:value-type="percentage" office:value="0.000000512" calcext:value-type="percentage">
            <text:p>0.00%</text:p>
          </table:table-cell>
          <table:table-cell table:formula="of:=SUCCESS_CHANCE([.S$2]; IF([.$W$3]=&quot;✓&quot;; 1; 0); IF([.$W$5]=&quot;✓&quot;; [.$Z$5]; 0)) ^ [.$A11]" office:value-type="percentage" office:value="0.000000038443359375" calcext:value-type="percentage">
            <text:p>0.00%</text:p>
          </table:table-cell>
          <table:table-cell table:formula="of:=SUCCESS_CHANCE([.T$2]; IF([.$W$3]=&quot;✓&quot;; 1; 0); IF([.$W$5]=&quot;✓&quot;; [.$Z$5]; 0)) ^ [.$A11]" office:value-type="percentage" office:value="0.000000001" calcext:value-type="percentage">
            <text:p>0.00%</text:p>
          </table:table-cell>
          <table:table-cell table:formula="of:=SUCCESS_CHANCE([.U$2]; IF([.$W$3]=&quot;✓&quot;; 1; 0); IF([.$W$5]=&quot;✓&quot;; [.$Z$5]; 0)) ^ [.$A11]" office:value-type="percentage" office:value="0.000000000001953125" calcext:value-type="percentage">
            <text:p>0.00%</text:p>
          </table:table-cell>
          <table:table-cell/>
          <table:table-cell table:style-name="ce19" table:number-columns-spanned="1" table:number-rows-spanned="2"/>
          <table:table-cell table:style-name="ce19" table:number-columns-spanned="2" table:number-rows-spanned="2"/>
          <table:covered-table-cell/>
          <table:table-cell table:style-name="ce19" table:number-columns-spanned="1" table:number-rows-spanned="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UCCESS_CHANCE([.B$2]; IF([.$W$3]=&quot;✓&quot;; 1; 0); IF([.$W$5]=&quot;✓&quot;; [.$Z$5]; 0)) ^ [.$A12]" office:value-type="percentage" office:value="0.598736939238379" calcext:value-type="percentage">
            <text:p>59.87%</text:p>
          </table:table-cell>
          <table:table-cell table:formula="of:=SUCCESS_CHANCE([.C$2]; IF([.$W$3]=&quot;✓&quot;; 1; 0); IF([.$W$5]=&quot;✓&quot;; [.$Z$5]; 0)) ^ [.$A12]" office:value-type="percentage" office:value="0.598736939238379" calcext:value-type="percentage">
            <text:p>59.87%</text:p>
          </table:table-cell>
          <table:table-cell table:formula="of:=SUCCESS_CHANCE([.D$2]; IF([.$W$3]=&quot;✓&quot;; 1; 0); IF([.$W$5]=&quot;✓&quot;; [.$Z$5]; 0)) ^ [.$A12]" office:value-type="percentage" office:value="0.3486784401" calcext:value-type="percentage">
            <text:p>34.87%</text:p>
          </table:table-cell>
          <table:table-cell table:formula="of:=SUCCESS_CHANCE([.E$2]; IF([.$W$3]=&quot;✓&quot;; 1; 0); IF([.$W$5]=&quot;✓&quot;; [.$Z$5]; 0)) ^ [.$A12]" office:value-type="percentage" office:value="0.196874404340723" calcext:value-type="percentage">
            <text:p>19.69%</text:p>
          </table:table-cell>
          <table:table-cell table:formula="of:=SUCCESS_CHANCE([.F$2]; IF([.$W$3]=&quot;✓&quot;; 1; 0); IF([.$W$5]=&quot;✓&quot;; [.$Z$5]; 0)) ^ [.$A12]" office:value-type="percentage" office:value="0.1073741824" calcext:value-type="percentage">
            <text:p>10.74%</text:p>
          </table:table-cell>
          <table:table-cell table:formula="of:=SUCCESS_CHANCE([.G$2]; IF([.$W$3]=&quot;✓&quot;; 1; 0); IF([.$W$5]=&quot;✓&quot;; [.$Z$5]; 0)) ^ [.$A12]" office:value-type="percentage" office:value="0.0563135147094727" calcext:value-type="percentage">
            <text:p>5.63%</text:p>
          </table:table-cell>
          <table:table-cell table:formula="of:=SUCCESS_CHANCE([.H$2]; IF([.$W$3]=&quot;✓&quot;; 1; 0); IF([.$W$5]=&quot;✓&quot;; [.$Z$5]; 0)) ^ [.$A12]" office:value-type="percentage" office:value="0.0282475249" calcext:value-type="percentage">
            <text:p>2.82%</text:p>
          </table:table-cell>
          <table:table-cell table:style-name="ce10" table:formula="of:=SUCCESS_CHANCE([.I$2]; IF([.$W$3]=&quot;✓&quot;; 1; 0); IF([.$W$5]=&quot;✓&quot;; [.$Z$5]; 0)) ^ [.$A12]" office:value-type="percentage" office:value="0.0134627433446289" calcext:value-type="percentage">
            <text:p>1.35%</text:p>
          </table:table-cell>
          <table:table-cell table:formula="of:=SUCCESS_CHANCE([.J$2]; IF([.$W$3]=&quot;✓&quot;; 1; 0); IF([.$W$5]=&quot;✓&quot;; [.$Z$5]; 0)) ^ [.$A12]" office:value-type="percentage" office:value="0.0060466176" calcext:value-type="percentage">
            <text:p>0.60%</text:p>
          </table:table-cell>
          <table:table-cell table:style-name="ce10" table:formula="of:=SUCCESS_CHANCE([.K$2]; IF([.$W$3]=&quot;✓&quot;; 1; 0); IF([.$W$5]=&quot;✓&quot;; [.$Z$5]; 0)) ^ [.$A12]" office:value-type="percentage" office:value="0.00253295162119141" calcext:value-type="percentage">
            <text:p>0.25%</text:p>
          </table:table-cell>
          <table:table-cell table:formula="of:=SUCCESS_CHANCE([.L$2]; IF([.$W$3]=&quot;✓&quot;; 1; 0); IF([.$W$5]=&quot;✓&quot;; [.$Z$5]; 0)) ^ [.$A12]" office:value-type="percentage" office:value="0.0009765625" calcext:value-type="percentage">
            <text:p>0.10%</text:p>
          </table:table-cell>
          <table:table-cell table:style-name="ce10" table:formula="of:=SUCCESS_CHANCE([.M$2]; IF([.$W$3]=&quot;✓&quot;; 1; 0); IF([.$W$5]=&quot;✓&quot;; [.$Z$5]; 0)) ^ [.$A12]" office:value-type="percentage" office:value="0.000340506289160156" calcext:value-type="percentage">
            <text:p>0.03%</text:p>
          </table:table-cell>
          <table:table-cell table:formula="of:=SUCCESS_CHANCE([.N$2]; IF([.$W$3]=&quot;✓&quot;; 1; 0); IF([.$W$5]=&quot;✓&quot;; [.$Z$5]; 0)) ^ [.$A12]" office:value-type="percentage" office:value="0.0001048576" calcext:value-type="percentage">
            <text:p>0.01%</text:p>
          </table:table-cell>
          <table:table-cell table:formula="of:=SUCCESS_CHANCE([.O$2]; IF([.$W$3]=&quot;✓&quot;; 1; 0); IF([.$W$5]=&quot;✓&quot;; [.$Z$5]; 0)) ^ [.$A12]" office:value-type="percentage" office:value="0.0000275854735351562" calcext:value-type="percentage">
            <text:p>0.00%</text:p>
          </table:table-cell>
          <table:table-cell table:formula="of:=SUCCESS_CHANCE([.P$2]; IF([.$W$3]=&quot;✓&quot;; 1; 0); IF([.$W$5]=&quot;✓&quot;; [.$Z$5]; 0)) ^ [.$A12]" office:value-type="percentage" office:value="0.0000059049" calcext:value-type="percentage">
            <text:p>0.00%</text:p>
          </table:table-cell>
          <table:table-cell table:formula="of:=SUCCESS_CHANCE([.Q$2]; IF([.$W$3]=&quot;✓&quot;; 1; 0); IF([.$W$5]=&quot;✓&quot;; [.$Z$5]; 0)) ^ [.$A12]" office:value-type="percentage" office:value="0.00000095367431640625" calcext:value-type="percentage">
            <text:p>0.00%</text:p>
          </table:table-cell>
          <table:table-cell table:formula="of:=SUCCESS_CHANCE([.R$2]; IF([.$W$3]=&quot;✓&quot;; 1; 0); IF([.$W$5]=&quot;✓&quot;; [.$Z$5]; 0)) ^ [.$A12]" office:value-type="percentage" office:value="0.0000001024" calcext:value-type="percentage">
            <text:p>0.00%</text:p>
          </table:table-cell>
          <table:table-cell table:formula="of:=SUCCESS_CHANCE([.S$2]; IF([.$W$3]=&quot;✓&quot;; 1; 0); IF([.$W$5]=&quot;✓&quot;; [.$Z$5]; 0)) ^ [.$A12]" office:value-type="percentage" office:value="0.00000000576650390625" calcext:value-type="percentage">
            <text:p>0.00%</text:p>
          </table:table-cell>
          <table:table-cell table:formula="of:=SUCCESS_CHANCE([.T$2]; IF([.$W$3]=&quot;✓&quot;; 1; 0); IF([.$W$5]=&quot;✓&quot;; [.$Z$5]; 0)) ^ [.$A12]" office:value-type="percentage" office:value="0.0000000001" calcext:value-type="percentage">
            <text:p>0.00%</text:p>
          </table:table-cell>
          <table:table-cell table:formula="of:=SUCCESS_CHANCE([.U$2]; IF([.$W$3]=&quot;✓&quot;; 1; 0); IF([.$W$5]=&quot;✓&quot;; [.$Z$5]; 0)) ^ [.$A12]" office:value-type="percentage" office:value="0.00000000000009765625" calcext:value-type="percentage">
            <text:p>0.00%</text:p>
          </table:table-cell>
          <table:table-cell/>
          <table:covered-table-cell table:number-columns-repeated="4"/>
        </table:table-row>
        <table:table-row table:style-name="ro1">
          <table:table-cell table:style-name="Default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9"/>
        </table:table-row>
        <table:table-row table:style-name="ro1">
          <table:table-cell table:style-name="ce3"/>
          <table:table-cell table:style-name="ce1" office:value-type="string" calcext:value-type="string" table:number-columns-spanned="2" table:number-rows-spanned="1">
            <text:p>Low End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High End</text:p>
          </table:table-cell>
          <table:covered-table-cell table:style-name="ce11"/>
          <table:table-cell table:style-name="ce13"/>
          <table:table-cell table:style-name="ce14"/>
          <table:table-cell table:number-columns-repeated="19"/>
        </table:table-row>
        <table:table-row table:style-name="ro1">
          <table:table-cell table:style-name="ce4"/>
          <table:table-cell table:style-name="ce7" office:value-type="string" calcext:value-type="string">
            <text:p>Modifier</text:p>
          </table:table-cell>
          <table:table-cell table:style-name="ce11" office:value-type="string" calcext:value-type="string">
            <text:p>DC</text:p>
          </table:table-cell>
          <table:table-cell table:style-name="ce11" office:value-type="string" calcext:value-type="string">
            <text:p>Modifier</text:p>
          </table:table-cell>
          <table:table-cell table:style-name="ce11" office:value-type="string" calcext:value-type="string">
            <text:p>DC</text:p>
          </table:table-cell>
          <table:table-cell table:style-name="ce13"/>
          <table:table-cell table:style-name="ce14"/>
          <table:table-cell table:number-columns-repeated="19"/>
        </table:table-row>
        <table:table-row table:style-name="ro1">
          <table:table-cell office:value-type="string" calcext:value-type="string">
            <text:p>Novice</text:p>
          </table:table-cell>
          <table:table-cell table:style-name="Default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Expert</text:p>
          </table:table-cell>
          <table:table-cell table:style-name="Default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Master</text:p>
          </table:table-cell>
          <table:table-cell table:style-name="Default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Legend</text:p>
          </table:table-cell>
          <table:table-cell table:style-name="Default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9"/>
        </table:table-row>
        <table:table-row table:style-name="ro1">
          <table:table-cell table:style-name="ce4" office:value-type="string" calcext:value-type="string">
            <text:p>Modifier</text:p>
          </table:table-cell>
          <table:table-cell table:style-name="ce7" office:value-type="string" calcext:value-type="string">
            <text:p>Low End</text:p>
          </table:table-cell>
          <table:table-cell table:style-name="ce11" office:value-type="string" calcext:value-type="string">
            <text:p>Low End</text:p>
          </table:table-cell>
          <table:table-cell table:number-columns-repeated="2" table:style-name="ce11" office:value-type="string" calcext:value-type="string">
            <text:p>High End</text:p>
          </table:table-cell>
          <table:table-cell/>
          <table:table-cell table:style-name="ce6"/>
          <table:table-cell table:number-columns-repeated="19"/>
        </table:table-row>
        <table:table-row table:style-name="ro1">
          <table:table-cell table:style-name="ce4" office:value-type="string" calcext:value-type="string">
            <text:p>DC</text:p>
          </table:table-cell>
          <table:table-cell table:style-name="ce7" office:value-type="string" calcext:value-type="string">
            <text:p>Low End</text:p>
          </table:table-cell>
          <table:table-cell table:style-name="ce11" office:value-type="string" calcext:value-type="string">
            <text:p>High End</text:p>
          </table:table-cell>
          <table:table-cell table:style-name="ce11" office:value-type="string" calcext:value-type="string">
            <text:p>Low End</text:p>
          </table:table-cell>
          <table:table-cell table:style-name="ce11" office:value-type="string" calcext:value-type="string">
            <text:p>High End</text:p>
          </table:table-cell>
          <table:table-cell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Novice</text:p>
          </table:table-cell>
          <table:table-cell table:style-name="ce8" table:formula="of:=[.$C16] - [.$B16]" office:value-type="float" office:value="5" calcext:value-type="float">
            <text:p>5</text:p>
          </table:table-cell>
          <table:table-cell table:style-name="ce8" table:formula="of:=[.$E16] - [.$B16]" office:value-type="float" office:value="10" calcext:value-type="float">
            <text:p>10</text:p>
          </table:table-cell>
          <table:table-cell table:style-name="ce8" table:formula="of:=[.$C16] - [.$D16]" office:value-type="float" office:value="2" calcext:value-type="float">
            <text:p>2</text:p>
          </table:table-cell>
          <table:table-cell table:style-name="ce8" table:formula="of:=[.$E16] - [.$D16]" office:value-type="float" office:value="7" calcext:value-type="float">
            <text:p>7</text:p>
          </table:table-cell>
          <table:table-cell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Expert</text:p>
          </table:table-cell>
          <table:table-cell table:style-name="ce8" table:formula="of:=[.$C17] - [.$B17]" office:value-type="float" office:value="6" calcext:value-type="float">
            <text:p>6</text:p>
          </table:table-cell>
          <table:table-cell table:style-name="ce8" table:formula="of:=[.$E17] - [.$B17]" office:value-type="float" office:value="12" calcext:value-type="float">
            <text:p>12</text:p>
          </table:table-cell>
          <table:table-cell table:style-name="ce8" table:formula="of:=[.$C17] - [.$D17]" office:value-type="float" office:value="2" calcext:value-type="float">
            <text:p>2</text:p>
          </table:table-cell>
          <table:table-cell table:style-name="ce8" table:formula="of:=[.$E17] - [.$D17]" office:value-type="float" office:value="8" calcext:value-type="float">
            <text:p>8</text:p>
          </table:table-cell>
          <table:table-cell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Master</text:p>
          </table:table-cell>
          <table:table-cell table:style-name="ce8" table:formula="of:=[.$C18] - [.$B18]" office:value-type="float" office:value="5" calcext:value-type="float">
            <text:p>5</text:p>
          </table:table-cell>
          <table:table-cell table:style-name="ce8" table:formula="of:=[.$E18] - [.$B18]" office:value-type="float" office:value="12" calcext:value-type="float">
            <text:p>12</text:p>
          </table:table-cell>
          <table:table-cell table:style-name="ce8" table:formula="of:=[.$C18] - [.$D18]" office:value-type="float" office:value="1" calcext:value-type="float">
            <text:p>1</text:p>
          </table:table-cell>
          <table:table-cell table:style-name="ce8" table:formula="of:=[.$E18] - [.$D18]" office:value-type="float" office:value="8" calcext:value-type="float">
            <text:p>8</text:p>
          </table:table-cell>
          <table:table-cell table:style-name="Default" table:number-columns-repeated="16"/>
          <table:table-cell table:number-columns-repeated="5"/>
        </table:table-row>
        <table:table-row table:style-name="ro1">
          <table:table-cell office:value-type="string" calcext:value-type="string">
            <text:p>Legend</text:p>
          </table:table-cell>
          <table:table-cell table:style-name="ce8" table:formula="of:=[.$C19] - [.$B19]" office:value-type="float" office:value="4" calcext:value-type="float">
            <text:p>4</text:p>
          </table:table-cell>
          <table:table-cell table:style-name="ce8" table:formula="of:=[.$E19] - [.$B19]" office:value-type="float" office:value="13" calcext:value-type="float">
            <text:p>13</text:p>
          </table:table-cell>
          <table:table-cell table:style-name="ce8" table:formula="of:=[.$C19] - [.$D19]" office:value-type="float" office:value="-3" calcext:value-type="float">
            <text:p>-3</text:p>
          </table:table-cell>
          <table:table-cell table:style-name="ce8" table:formula="of:=[.$E19] - [.$D19]" office:value-type="float" office:value="6" calcext:value-type="float">
            <text:p>6</text:p>
          </table:table-cell>
          <table:table-cell table:style-name="Default" table:number-columns-repeated="1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8" number:min-decimal-places="8" number:min-integer-digits="1"/>
    </number:number-style>
    <number:percentage-style style:name="N118">
      <number:number number:decimal-places="3" number:min-decimal-places="3" number:min-integer-digits="1"/>
      <number:text>%</number:text>
    </number:percentage-style>
    <number:percentage-style style:name="N119">
      <number:number number:decimal-places="4" number:min-decimal-places="4" number:min-integer-digits="1"/>
      <number:text>%</number:text>
    </number:percentage-style>
    <number:percentage-style style:name="N120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3:33:30.777000000</meta:creation-date>
    <dc:date>2021-09-08T16:34:42.272000000</dc:date>
    <meta:editing-duration>PT1M58S</meta:editing-duration>
    <meta:editing-cycles>1</meta:editing-cycles>
    <meta:document-statistic meta:table-count="1" meta:cell-count="293" meta:object-count="0"/>
    <meta:generator>LibreOffice/7.1.5.2$Windows_X86_64 LibreOffice_project/85f04e9f809797b8199d13c421bd8a2b025d52b5</meta:generator>
  </office:meta>
</office:document-meta>
</file>